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rmentab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EXTRA PALE PREMIUM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5/WEYERMANN_BREWERY_EN_EXTRA-PALE-PREMIUM-PILSNER-MALT.pdf</text:p>
          </table:table-cell>
          <table:table-cell office:value-type="string" calcext:value-type="string">
            <text:p>Made from the finest German quality brewing barley.</text:p>
            <text:p>By selecting suitable raw materials and special mal-</text:p>
            <text:p>ting technologies, particularly light wort and boiling colors</text:p>
            <text:p>are being achieved.</text:p>
            <text:p>Sensory: malty-sweet with light honey notes</text:p>
            <text:p>Base malt for light and dark beer styles, typically for:</text:p>
            <text:p>• Pale Lager: American (Light) Lager, International Pale</text:p>
            <text:p>Lager, Czech Pale Lager, Koelsch-style, German Light</text:p>
            <text:p>Beer, Light Lagers, Japanese Lager, Mexican Lager,</text:p>
            <text:p>Bavarian Helles</text:p>
            <text:p>• Pilsener: Pilsener, American Pilsener and</text:p>
            <text:p>International Pilsener</text:p>
            <text:p>• Pale Ale: American Cream Ale, British Golden Ale,</text:p>
            <text:p>Blonde Ale, Trappist Single</text:p>
            <text:p>• Strong Ale: Belgian Golden Strong Ale, Belgian Trippel</text:p>
            <text:p>• Wheat Beer: Berliner Weisse, Leichtes Weizen,</text:p>
            <text:p>Kristallweizen, Lambic, Gueuze, Fruit Lambic, Witbier,</text:p>
            <text:p>Gose, Lichtenhainer, Piwo Grodziskie</text:p>
            <text:p>Recommended addition: up to 100%</text:p>
            <text:p>Enzyme activity: hig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19/11/Weyermann_Pilsner_Malt_Specification.pdf</text:p>
          </table:table-cell>
          <table:table-cell office:value-type="string" calcext:value-type="string">
            <text:p>www.weyermannmalt.com</text:p>
            <text:p>BREW MALTS</text:p>
            <text:p>WEYERMANN® SPECIALTY MALTS | BREWERY</text:p>
            <text:p>Weyermann® Extra Pale Premium Pilsner Malt</text:p>
            <text:p>WEYERMANN® MALT AROMA WHEEL® WORT</text:p>
            <text:p>Crop 2022Parameter Minimum Maximum Unit</text:p>
            <text:p>Moisture content 5 %</text:p>
            <text:p>Extract (dry substance) 80,5 %</text:p>
            <text:p>Color (EBC) 2,5 4,5 EBC</text:p>
            <text:p>Color (Lovibond) 1,4 2,1 Lovibond</text:p>
            <text:p>Boiled wort color (EBC) 4 5,5 EBC</text:p>
            <text:p>Boiled wort color</text:p>
            <text:p>(Lovibond) 2 2,5 Lovibond</text:p>
            <text:p>Protein (dry substance) 9,5 12 %</text:p>
            <text:p>Kolbach Index 36 42,5 %</text:p>
            <text:p>Hartong Index 45°C 35 41 %</text:p>
            <text:p>Saccharification time 15 min</text:p>
            <text:p>Viscosity (8.6%) 1,58 m Pa s</text:p>
            <text:p>Friability 84 %</text:p>
            <text:p>Glassy Kernels 2,5 %</text:p>
            <text:p>Made from the finest German quality brewing barley, it</text:p>
            <text:p>provides the perfect base for all beer styles, especi-</text:p>
            <text:p>ally</text:p>
            <text:p>for bottom-fermented beers.</text:p>
            <text:p>Sensorik: malty-sweet with light honey notes</text:p>
            <text:p>Base malt for light and dark beer styles, typically for:</text:p>
            <text:p>• Pale Lager; American (Light) Lager, International</text:p>
            <text:p>Pale Lager, Munich Helles, Festbier, German Leichtbier,</text:p>
            <text:p>Kellerbier (Pale Kellerbier), India Pale Lager</text:p>
            <text:p>• Pilsener; German Pilsener, American Pilsener</text:p>
            <text:p>• Strong Lager; Imperial Pilsener</text:p>
            <text:p>• Bock; Helles Bock, Helles Doppelbock</text:p>
            <text:p>• Pale Ale; Trappist Single, Summer Ale</text:p>
            <text:p>• IPA; American IPA, Juicy IPA, Hazy IPA, NEIPA,</text:p>
            <text:p>Double IPA</text:p>
            <text:p>• Strong Ale; Belgian Golden Strong Ale, Belgian Tripel</text:p>
            <text:p>• Wheat Beer; Weissbier, Hefeweizen, Leichtes Weizen,</text:p>
            <text:p>Kristallweizen, Dunkel Weizen, Weizenbock, Berliner</text:p>
            <text:p>Weisse, Lambic, Gueuze, Fruit Lambic, Witbier, Gose,</text:p>
            <text:p>Lichtenhainer, Piwo Grodziskie, American Whea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U CHÂTEAU</text:p>
          </table:table-cell>
          <table:table-cell office:value-type="string" calcext:value-type="string">
            <text:p>WEYERMANN® PALE ALE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ale Ale)</text:p>
          </table:table-cell>
          <table:table-cell office:value-type="string" calcext:value-type="string">
            <text:p>6.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5/WEYERMANN_BREWERY_EN_PALE-ALE-MALT.pdf</text:p>
          </table:table-cell>
          <table:table-cell office:value-type="string" calcext:value-type="string">
            <text:p>Made from the finest German quality brewing barley.</text:p>
            <text:p>Produces excellent lighter ales or top-fermented</text:p>
            <text:p>beers. This malt is particularly suitable for an isothermal</text:p>
            <text:p>mashing process.</text:p>
            <text:p>Sensory: fine notes of bread, with hints of dried fruits</text:p>
            <text:p>and honey</text:p>
            <text:p>Special brew malt for light and dark beer styles,</text:p>
            <text:p>typically for:</text:p>
            <text:p>• Pale Lager; India Pale Lager</text:p>
            <text:p>• Pale Ale; Cream Ale, British Golden Ale, Australian</text:p>
            <text:p>Sparkling Ale, American and Belgian Pale Ales, Sum-</text:p>
            <text:p>mer Ale, English Summer Ale, Juicy Pale Ale, Hazy Pale</text:p>
            <text:p>Ale, Session Pale Ale</text:p>
            <text:p>• IPA; English, American, Belgian, Brown, Rye, Whit and</text:p>
            <text:p>Double IPAs as well as Juicy IPA, Hazy IPA and NEIPA,</text:p>
            <text:p>Session IPA, Black IPA</text:p>
            <text:p>• Amber Ale; Ordinary Bitter, Best Bitter, Strong Bitter,</text:p>
            <text:p>Extra Special Bitter, Irish Red Ale, American Red Ale,</text:p>
            <text:p>California Common, Biére de Garde, English Pale Mild</text:p>
            <text:p>Ale</text:p>
            <text:p>• Brown Ale; Dark Mild, British Brown Ale, English Dark</text:p>
            <text:p>Mild Ale</text:p>
            <text:p>• Porter; English Porter, American Porter, Brown Porter,</text:p>
            <text:p>Robust Porter, Imperial Porter</text:p>
            <text:p>• Stout; Stout, Imperial Stout</text:p>
            <text:p>• Strong Ale; Scotch Ale, English Barley Wine, British</text:p>
            <text:p>Strong Ale, American Strong Ale, Belgian Dark Strong</text:p>
            <text:p>Ale or Quadrupel</text:p>
            <text:p>• Historical Beer; German Rye Beer</text:p>
            <text:p>Recommended addition: 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VIENNA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7.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VIENNA-MALT.pdf</text:p>
          </table:table-cell>
          <table:table-cell office:value-type="string" calcext:value-type="string">
            <text:p>Made from the finest German quality brewing barley.</text:p>
            <text:p>Ideal for brewing gold-colored beers and promoting</text:p>
            <text:p>a full-body in the beer.</text:p>
            <text:p>Sensory: malty-sweet, light honey and nutty notes</text:p>
            <text:p>Special brew malt for light and dark beer styles,</text:p>
            <text:p>typically for:</text:p>
            <text:p>• Pale Lager; International Amber Lager, Czech Amber</text:p>
            <text:p>Lager, Festbier, Kellerbier, Dortmunder Export, India</text:p>
            <text:p>Pale Lager</text:p>
            <text:p>• Amber Lager; Vienna Lager, Scandinavian Red, Fran-</text:p>
            <text:p>conian Rotbier, Bamberger Maerzen, Rauchbier</text:p>
            <text:p>• Bock; Helles Bock, Dark Bock, Double Bock</text:p>
            <text:p>• Strong Beer; Imperial Pilsner</text:p>
            <text:p>• Wheat Beer; Dark Wheat, Wheat Bock</text:p>
            <text:p>• Pale Ale; Kölsch Style, Belgian Pale Ale</text:p>
            <text:p>• IPA; American IPA, Red IPA</text:p>
            <text:p>• Amber Ale; Biére de Garde, Altbier</text:p>
            <text:p>• Porter; Baltic Porter</text:p>
            <text:p>• Stout; Oyster Stout</text:p>
            <text:p>• Strong Ale; American Barley wine, Imperial Red Ale</text:p>
            <text:p>• Sour Ale; Flanders Red Ale</text:p>
            <text:p>Recommended addition: up to 100%</text:p>
            <text:p>Enzyme activity: high</text:p>
            <text:p>Color: 6,0 – 9,0 EBC | 2.7 – 3.8 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U CHÂTEAU</text:p>
          </table:table-cell>
          <table:table-cell office:value-type="string" calcext:value-type="string">
            <text:p>WEYERMANN® MUNICH MALT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MALT-TYPE-1.pdf</text:p>
          </table:table-cell>
          <table:table-cell office:value-type="string" calcext:value-type="string">
            <text:p>Made from the finest German quality brewing barley.</text:p>
            <text:p>The rich malt aroma and color of the malt are perfect</text:p>
            <text:p>for malt-forward and deeper color beer styles.</text:p>
            <text:p>Sensory: pronounced malt aroma with notes of caramel,</text:p>
            <text:p>honey and bread</text:p>
            <text:p>Special brew malt for light and dark beer styles,</text:p>
            <text:p>typically for:</text:p>
            <text:p>• Pale Lager; India Pale Lager</text:p>
            <text:p>• Amber Lager; International Amber Lager,</text:p>
            <text:p>Czech Amber Lager, Bamberger Maerzen, Rauchbier</text:p>
            <text:p>• Dark Lager; Munich Dunkel, Braunbier</text:p>
            <text:p>• Bock; Dark Double Bock</text:p>
            <text:p>• Strong Lager; Imperial Pilsener</text:p>
            <text:p>• Wheat Beer; Dark Wheat, Wheat Bock,</text:p>
            <text:p>German Rye beer</text:p>
            <text:p>• Pale Ale; Belgian Pale Ale</text:p>
            <text:p>• Amber Ale; Altbier</text:p>
            <text:p>• IPA; American IPA, Brown IPA</text:p>
            <text:p>• Strong Ale; Imperial Red Ale</text:p>
            <text:p>Recommended addition: up to 100%</text:p>
            <text:p>Enzyme activity: medium</text:p>
            <text:p>Color: 12,0 – 18,0 EBC | 5.0 – 7.2 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MUNICH MALT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22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MALT-TYPE-2.pdf</text:p>
          </table:table-cell>
          <table:table-cell office:value-type="string" calcext:value-type="string">
            <text:p>Made from the finest German quality brewing barley.</text:p>
            <text:p>The rich malt aroma and color of the malt are perfect</text:p>
            <text:p>for malt-forward and deeper color beer styles.</text:p>
            <text:p>Sensory: pronounced malt aroma with notes of caramel,</text:p>
            <text:p>honey and bread</text:p>
            <text:p>Special brew malt for light and dark beer styles,</text:p>
            <text:p>typically used for:</text:p>
            <text:p>• Pale Lager; Festbier</text:p>
            <text:p>• Amber Lager; Maerzen, Kellerbeer, Smoked beer</text:p>
            <text:p>• Dark Lager; Munich Dunkel, Czech Dark Lager,</text:p>
            <text:p>Schwarzbier</text:p>
            <text:p>• Bock; Dark Double Bock</text:p>
            <text:p>• IPA; Black IPA, Imperial PA</text:p>
            <text:p>• Amber Ale; Biére de Garde</text:p>
            <text:p>• Brown Ale; British Brown Ale</text:p>
            <text:p>• Porter; Baltic Porter, English Porter, American Porter,</text:p>
            <text:p>Imperial Porter</text:p>
            <text:p>• Stout; Russian Imperial Stout</text:p>
            <text:p>• Sour Ale; Flanders Red Ale</text:p>
            <text:p>Recommended addition: up to 100%</text:p>
            <text:p>Enzyme activity: medium</text:p>
            <text:p>Color: 20,0 – 25,0 EBC | 8.0 – 9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OAK SMOKED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Fumé)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OAK-SMOKED-WHEAT-MALT.pdf</text:p>
          </table:table-cell>
          <table:table-cell office:value-type="string" calcext:value-type="string">
            <text:p>SMOKED MALTS</text:p>
            <text:p>WEYERMANN® MALT AROMA WHEEL® WORT</text:p>
            <text:p>www.weyermannmalt.com</text:p>
            <text:p>WEYERMANN® SPECIALTY MALTS | BREWERYCrop 2022Weyermann® Eichenrauch-Weizenmalz</text:p>
            <text:p>Parameter Minimum Maximum Unit</text:p>
            <text:p>Moisture content 5,5 %</text:p>
            <text:p>Extract (dry substance) 81 %</text:p>
            <text:p>Color (EBC) 4 6 EBC</text:p>
            <text:p>Color (Lovibond) 2 2,7 Lovibond</text:p>
            <text:p>Protein (dry substance) 10,5 13,5 %</text:p>
            <text:p>Kolbach Index 37,5 47 %</text:p>
            <text:p>Hartong Index 45°C 33 46 %</text:p>
            <text:p>Saccharification time 20 min</text:p>
            <text:p>Viscosity (8.6%) 2,2 m Pa s</text:p>
            <text:p>pH 5,75 6,15</text:p>
            <text:p>Made from the finest German quality wheat. The oak</text:p>
            <text:p>smoke gives this malt its unique elegant aroma.</text:p>
            <text:p>Sensory: finest cigars smoke aroma,</text:p>
            <text:p>light toffee-and biscuit notes.</text:p>
            <text:p>Smoke malt for light and dark beer styles,</text:p>
            <text:p>typically for:</text:p>
            <text:p>• Wheat Beer; Weissbier, Dark wheat, Wheat bock,</text:p>
            <text:p>Gueuze, Fruit Lambic, Bamberg Weisse Smoked beer,</text:p>
            <text:p>Lichtenhainer, Piwo Grodziskie</text:p>
            <text:p>• Strong Ale; Wheat Wine</text:p>
            <text:p>• Specialty beers; Classic Style Smoked beer</text:p>
            <text:p>and Specialty Smoked beer</text:p>
            <text:p>Recommended addition: up to 80%</text:p>
            <text:p>Enzyme activity: high</text:p>
            <text:p>Color: 4,0 – 6,0 EBC | 2.0- 2.7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U CHÂTEAU</text:p>
          </table:table-cell>
          <table:table-cell office:value-type="string" calcext:value-type="string">
            <text:p>WEYERMANN® BEECH SMOKED BARLEY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Fumé)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EECH-SMOKED-BARLEY-MALT.pdf</text:p>
          </table:table-cell>
          <table:table-cell office:value-type="string" calcext:value-type="string">
            <text:p>Made from the finest German quality brewing barley</text:p>
            <text:p>malted in Bamberg, the capital of smoked beers.</text:p>
            <text:p>The strong beech wood smoke gives this malt its</text:p>
            <text:p>unmistakable flavor, hence being the ideal ingredient</text:p>
            <text:p>to perfect any aroma-intensive beer style.</text:p>
            <text:p>Sensory: pronounced smoke aroma, malty-sweet, with</text:p>
            <text:p>vanilla and honey notes</text:p>
            <text:p>Smoke malt for light and dark beer styles,</text:p>
            <text:p>typically for:</text:p>
            <text:p>• Pale Lager with Smoke</text:p>
            <text:p>• Amber Lager; Bamberger Rauchbier, Kellerbier,</text:p>
            <text:p>Bamberger Maerzen, Rauchbier</text:p>
            <text:p>• Bock; Rauchbierbock</text:p>
            <text:p>• Wheat beer; Dark wheat, Wheat Bock,</text:p>
            <text:p>Bamberg Weisse Rauchbier, Lichtenhainer</text:p>
            <text:p>• Strong Ale; Old Ale</text:p>
            <text:p>• Porter; Smoked Porter</text:p>
            <text:p>• Specialty Beer; Sathi, Gotlandsdricke</text:p>
            <text:p>Recommended addition: up to 100%, depending on the</text:p>
            <text:p>desired smoke intensity.</text:p>
            <text:p>Dosage of 5-10% already increases the aroma com-</text:p>
            <text:p>plexity with vanilla and honey aromas. Higher dosages</text:p>
            <text:p>achieve strong smoky notes, such as smoked ham.</text:p>
            <text:p>Enzyme activity: high</text:p>
            <text:p>Color: 4,0 – 8,0 EBC | 2.0 – 3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U CHÂTEAU</text:p>
          </table:table-cell>
          <table:table-cell office:value-type="string" calcext:value-type="string">
            <text:p>WEYERMANN® ACIDULATED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Acidulé</text:p>
          </table:table-cell>
          <table:table-cell office:value-type="string" calcext:value-type="string">
            <text:p>3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1/05/Weyermann_Acidulated_Malt_Specification.pdf</text:p>
          </table:table-cell>
          <table:table-cell office:value-type="string" calcext:value-type="string">
            <text:p>Le rendement (potentiel) n'est pas donné. C'est ici une estimation</text:p>
            <text:p>Made from the finest German quality brewing barley.</text:p>
            <text:p>Contains natural lactic acid derived from un-hopped</text:p>
            <text:p>beer wort. Important ingredient to adjust the mash- and</text:p>
            <text:p>thus wort pH. Contributes to the optimization of the mash</text:p>
            <text:p>conversion.</text:p>
            <text:p>Sensory: fruity-acidic, universally applicable</text:p>
            <text:p>Specialty malt for light and dark beer styles</text:p>
            <text:p>for pH optimization of mash</text:p>
            <text:p>• Sour Beers</text:p>
            <text:p>Recommended addition: 1% sour malt addition reduces</text:p>
            <text:p>the mash pH by approx. 0.1. Maximum addition 10% in</text:p>
            <text:p>sour beers</text:p>
            <text:p>Enzyme activity: increases enzyme activity</text:p>
            <text:p>by optimal mash pH</text:p>
            <text:p>Color: 2,0 – 5,0 EBC | 1.2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WHEAT MALT PAL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WHEAT-MALT-PALE.pdf</text:p>
          </table:table-cell>
          <table:table-cell office:value-type="string" calcext:value-type="string">
            <text:p>Made from the finest German quality wheat, this malt</text:p>
            <text:p>provides the perfect base for light wheat beers and</text:p>
            <text:p>other top-fermented beer specialties.</text:p>
            <text:p>Sensory: Bread, nut, biscuit, toffee and</text:p>
            <text:p>light caramel notes</text:p>
            <text:p>Special malt for top-fermented beer styles, typically</text:p>
            <text:p>for:</text:p>
            <text:p>• Wheat beer; American Wheat Beer, Leichtes Weizen,</text:p>
            <text:p>Weissbeer, Kristal Weizen, Bernsteinfarbenes Weizen,</text:p>
            <text:p>Dark Wheat beer, Weizenbock, American Wheat Wine,</text:p>
            <text:p>Berliner Weisse, Lambic and Fruit Lambic, Gueuze,</text:p>
            <text:p>Witbier, Gose, Lichtenhainer, Sathi</text:p>
            <text:p>• Pale Ale; Koelsch-style, Blonde Ale, Summer Ale, Ger-</text:p>
            <text:p>man Rye Beer, Juicy Pale Ale, Hazy Pale Ale</text:p>
            <text:p>• IPA; White IPA, Juicy IPA, Hazy IPA, NEIPA</text:p>
            <text:p>• Strong Ale; Wheat Wine</text:p>
            <text:p>Recommended addition: up to 80%.</text:p>
            <text:p>With an addition of up to 10%, a full body</text:p>
            <text:p>and foam stability in beers is achieved</text:p>
            <text:p>Enzyme activity: high</text:p>
            <text:p>Color: 3,0 – 5,0 EBC | 1.6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WHEAT MALT DARK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string" calcext:value-type="string">
            <text:p>17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WHEAT-MALT-DARK.pdf</text:p>
          </table:table-cell>
          <table:table-cell office:value-type="string" calcext:value-type="string">
            <text:p>Made from the finest German quality wheat. Aromatic</text:p>
            <text:p>and mild dark wheat malt.</text:p>
            <text:p>Sensory: Bread, nut, pastry, honey, toffee</text:p>
            <text:p>and caramel notes</text:p>
            <text:p>Special malt for top-fermented beer styles,</text:p>
            <text:p>typical for:</text:p>
            <text:p>• Wheat beer; Amber wheat, Dunkles Weizen, Weizen-</text:p>
            <text:p>bock, American Wheat Wine, Lambic and Fruit Lambic,</text:p>
            <text:p>Gueuze, Witbier</text:p>
            <text:p>• Strong Ale; Wheat Wine</text:p>
            <text:p>Recommended addition: up to 50%</text:p>
            <text:p>Enzyme activity: medium</text:p>
            <text:p>Color: 15,0 – 20,0 EBC | 6.1 – 8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WHEAT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WHEAT_R.pdf</text:p>
          </table:table-cell>
          <table:table-cell office:value-type="string" calcext:value-type="string">
            <text:p>Made from the finest German quality wheat. Our</text:p>
            <text:p>special manufacturing process achieves a comple-</text:p>
            <text:p>te caramelization of the grain. This malt encompasses</text:p>
            <text:p>golden brown and intensely aromatic grains.</text:p>
            <text:p>Sensory: light notes of caramel, almond,</text:p>
            <text:p>bread and pastry</text:p>
            <text:p>Specialty malt for top-fermented beer styles,</text:p>
            <text:p>typically for:</text:p>
            <text:p>• Wheat Beer; American Wheat Beer, Weissbier, Bern-</text:p>
            <text:p>steinfarbenes Weizen, Dunkles Weizen, Leichtes Wei-</text:p>
            <text:p>zen, Weizenbock, Witbier, Sathi</text:p>
            <text:p>• IPA; Juicy IPA, Hazy IPA, NEIPA</text:p>
            <text:p>• Brown Ale; London Brown Ale</text:p>
            <text:p>• Strong Ale; Wheat Wine</text:p>
            <text:p>Recommended addition: up to 15%</text:p>
            <text:p>Enzyme activity: none</text:p>
            <text:p>Color: 110 – 140 EBC | 41.9 – 53.2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HOCOLATE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050" calcext:value-type="float">
            <text:p>10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HOCOLATE-WHEAT-MALT.pdf</text:p>
          </table:table-cell>
          <table:table-cell office:value-type="string" calcext:value-type="string">
            <text:p>Made from the finest German quality wheat.</text:p>
            <text:p>Gently roasted this malt has a high color intensity</text:p>
            <text:p>and aroma.</text:p>
            <text:p>Sensory: intensive dark chocolate notes, mild-roasted</text:p>
            <text:p>aromatic; coffee and bread notes</text:p>
            <text:p>Special malt for top-fermented beer styles,</text:p>
            <text:p>typically for:</text:p>
            <text:p>• Porter; Baltic Porter, American Porter, Chocolate Por-</text:p>
            <text:p>ter, Imperial Porter</text:p>
            <text:p>• Stout; Irish Extra Stout, Foreign Extra Stout, Imperial</text:p>
            <text:p>Stout, Russian Imperial Stout</text:p>
            <text:p>• Belgian Strong Ale; Quadrupel</text:p>
            <text:p>• German Ale; Altbier</text:p>
            <text:p>• IPA; Black IPA</text:p>
            <text:p>• Wheat Beer; Dunkles Weizen, Weizenbock</text:p>
            <text:p>Recommended addition: up to 5%</text:p>
            <text:p>Enzyme activity: none</text:p>
            <text:p>Color: 900 – 1200 EBC | 339.8 – 45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OAM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string" calcext:value-type="string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OAM_R.pdf</text:p>
          </table:table-cell>
          <table:table-cell office:value-type="string" calcext:value-type="string">
            <text:p>Made from the finest German quality brewing barley.</text:p>
            <text:p>Due to our special malting process, this malt is cha-</text:p>
            <text:p>racterized by a high proportion of dextrins and high mole-</text:p>
            <text:p>cular weight proteins. This makes CARAFOAM® ideal for</text:p>
            <text:p>improving foam and its stability as well as adding body to</text:p>
            <text:p>any beer. Due to the light malt color, CARAFOAM® can</text:p>
            <text:p>be used universally from the brightest to darkest beer</text:p>
            <text:p>styles.</text:p>
            <text:p>Sensory: malty-sweet with light caramel notes</text:p>
            <text:p>Caramel malt to improve the foam stability and body</text:p>
            <text:p>of all beer styles, especially for:</text:p>
            <text:p>• Pale Lager; American (Light) Lager, International</text:p>
            <text:p>Pale Lager, Koelsch style beer, German Leichtbier,</text:p>
            <text:p>Bavarian Helles, India Pale Lager</text:p>
            <text:p>• Pilsner; German Pilsener, Pre-Prohibition Lager,</text:p>
            <text:p>American Pilsener</text:p>
            <text:p>• Strong Lager; Imperial Pilsener</text:p>
            <text:p>• Pale Ale; Cream Ale, British Golden Ale, Summer Ale,</text:p>
            <text:p>English Summer Ale, Australian Sparkling Ale, Blonde</text:p>
            <text:p>Ale, Session Pale Ale</text:p>
            <text:p>• IPA; American IPA, Double IPA, Session IPA</text:p>
            <text:p>• Strong Ale; Belgian Golden Strong Ale</text:p>
            <text:p>• Wheat Beer; Leichtes Weizen, Gueuze, Fruit Lambic,</text:p>
            <text:p>Gose, Piwo Grodziskie</text:p>
            <text:p>• Alcohol-reduced beer</text:p>
            <text:p>• Alcohol-free beer</text:p>
            <text:p>Recommended addition: 5-10%</text:p>
            <text:p>(for special formulations e.g. alcohol-free,</text:p>
            <text:p>higher use up to 40% possible)</text:p>
            <text:p>Enzyme activity: low</text:p>
            <text:p>Color: 2,5 – 6,5 EBC | 1.4 – 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HELL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WEYERMANN® CARAHELL®</text:p>
          </table:table-cell>
          <table:table-cell office:value-type="string" calcext:value-type="string">
            <text:p>Made from the finest German quality brewing barley.</text:p>
            <text:p>Our special manufacturing process achieves almost</text:p>
            <text:p>complete caramelization of the grain. CARAHELL® helps</text:p>
            <text:p>to improve foam and its stability, and helps improve the</text:p>
            <text:p>mouthfeel of any beer.</text:p>
            <text:p>Sensory: malty-sweet; fine caramel notes</text:p>
            <text:p>Caramel malt for full-bodied beer styles,</text:p>
            <text:p>especially for:</text:p>
            <text:p>• Pale Lager; Munich Helles, Pale Kellerbier, Dortmunder</text:p>
            <text:p>Export, India Pale Lager</text:p>
            <text:p>• Amber Lager; International Amber Lager, Bamberger</text:p>
            <text:p>Maerzen Rauchbier</text:p>
            <text:p>• Strong Lager; Imperial Pilsener</text:p>
            <text:p>• Pale Ale; Cream Ale, British Golden Ale, Summer Ale,</text:p>
            <text:p>English Summer Ale, Australian Sparkling Ale, Blonde</text:p>
            <text:p>Ale, American Pale Ale, Session Pale Ale</text:p>
            <text:p>• IPA; English, American, Belgian and Double IPA, Ses-</text:p>
            <text:p>sion IPA, Black IPA</text:p>
            <text:p>• Amber Ale; Ordinary Bitter (Golden Ale, Summer Ale,</text:p>
            <text:p>Golden Bitter), English Pale Mild Ale</text:p>
            <text:p>• Brown Ale; English Dark Mild Ale</text:p>
            <text:p>• Strong Ale; Belgian Golden Strong Ale</text:p>
            <text:p>• Wheat Beer; Weissbier, Hefeweizen, Leichtes Weizen,</text:p>
            <text:p>Kristal Weizen, Bernsteinfarbenes Weissbier, Gueuze,</text:p>
            <text:p>Gose, Bamberg Weizen Rauchbier</text:p>
            <text:p>Recommended addition: 10-15%</text:p>
            <text:p>(for specialty beers: up to 30%)</text:p>
            <text:p>Enzyme activity: none</text:p>
            <text:p>Color: 20,0 – 30,0 EBC | 8.0 – 11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BELGE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string" calcext:value-type="string">
            <text:p>32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BELGE_R.pdf</text:p>
          </table:table-cell>
          <table:table-cell office:value-type="string" calcext:value-type="string">
            <text:p>Made from the finest European quality brewing barley.</text:p>
            <text:p>This golden-brown malt gives the beer a deeper</text:p>
            <text:p>color and rounds off the aroma harmoniously.</text:p>
            <text:p>Sensory: Notes of caramel,</text:p>
            <text:p>dried fruits and nuts (almonds)</text:p>
            <text:p>Caramel malt for full-bodied beer styles, typically for:</text:p>
            <text:p>• Pale Ale; Belgian Pale Ale, Trappist Single</text:p>
            <text:p>• Golden Ale</text:p>
            <text:p>• Amber Ale; American Red Ale, Biére de Garde</text:p>
            <text:p>• Brown Ale; British Brown Ale</text:p>
            <text:p>• Strong Ale; Belgian Tripel, Belgian Dark Strong Ale or</text:p>
            <text:p>Quadrupel</text:p>
            <text:p>• Sour Ale; Flanders Red Ale</text:p>
            <text:p>Recommended addition: up to 30%</text:p>
            <text:p>Enzyme activity: none</text:p>
            <text:p>Color: 30,0 – 35,0 EBC | 11.8 – 13.6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RED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RED_R.pdf</text:p>
          </table:table-cell>
          <table:table-cell office:value-type="string" calcext:value-type="string">
            <text:p>Made from the finest German quality brewing barley.</text:p>
            <text:p>Thanks to our special manufacturing process this</text:p>
            <text:p>malt develops its typical aroma which serves to intensify</text:p>
            <text:p>and stabilize the taste profile in various beers. The beer</text:p>
            <text:p>color is intensified and can develop into an orange-red</text:p>
            <text:p>shine. For a deep red beer, we recommend a combination</text:p>
            <text:p>of Carared® with Melanoidin malt.</text:p>
            <text:p>Sensory: malty-sweet with notes of caramel,</text:p>
            <text:p>honey and pastry</text:p>
            <text:p>Caramel malt for reddish beer styles, typically:</text:p>
            <text:p>• Amber Lager; Vienna Lager, Franconian Rotbier</text:p>
            <text:p>• Bock; Helles Bock</text:p>
            <text:p>• Pale Ale; American Pale Ale</text:p>
            <text:p>• IPA; Red IPA, Double IPA</text:p>
            <text:p>• Amber Ale; Ordinary Bitter, Scottish Light, Irish Red</text:p>
            <text:p>Ale, American Red Ale, English Pale Mild Ale</text:p>
            <text:p>• Brown Ale; Dark Mild, London Brown Ale</text:p>
            <text:p>• Strong Ale; Imperial Red Ale</text:p>
            <text:p>• Porter; Baltic Porter</text:p>
            <text:p>• Wheat Beer; Weissbier, Smoked Wheat beer, Bern-</text:p>
            <text:p>steinfarbenes Weissbier</text:p>
            <text:p>• Sour Ale; Flanders Red Ale</text:p>
            <text:p>Recommended addition: up to 25%</text:p>
            <text:p>Enzyme activity: none</text:p>
            <text:p>Color: 40,0 – 60,0 EBC | 15.5 – 23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AMBER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AMBER_R.pdf</text:p>
          </table:table-cell>
          <table:table-cell office:value-type="string" calcext:value-type="string">
            <text:p>Made from the finest German quality brewing barley.</text:p>
            <text:p>Due to our special manufacturing process</text:p>
            <text:p>CARAAMBER® improves the stability and refines the taste</text:p>
            <text:p>in the beer. It intensifies the beer color and lends the beer</text:p>
            <text:p>a dark red shine.</text:p>
            <text:p>Sensory: Toffee, caramel and bread notes</text:p>
            <text:p>Caramel malt for reddish beer styles with complex</text:p>
            <text:p>aroma profile, typically for:</text:p>
            <text:p>• Amber Lager; International Amber Lager, Franconian</text:p>
            <text:p>Red Beer</text:p>
            <text:p>• Pale Ale; Session Pale Ale</text:p>
            <text:p>• IPA; Red IPA, Session IPA</text:p>
            <text:p>• Amber Ale; Best Bitter, Strong Bitter</text:p>
            <text:p>• Brown Ale; Dark Mild, British Brown Ale, American</text:p>
            <text:p>Brown Ale, London Brown Ale</text:p>
            <text:p>• Porter; Baltic Porter</text:p>
            <text:p>• Strong Ale; Scotch Ale, Imperial Red Ale</text:p>
            <text:p>• Sour Ale; Flanders Red Ale, Oud Bruin</text:p>
            <text:p>Recommended addition: up to 20%</text:p>
            <text:p>Enzyme activity: none</text:p>
            <text:p>Color: 60,0 – 80,0 EBC | 23.1 – 30.6 Lovibond</text:p>
            <text:p>•</text:p>
            <text:p>Shipping units: 25-kg/55-lb bag, BigBag, 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MUNICH®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MUNICH_R-TYPE-1.pdf</text:p>
          </table:table-cell>
          <table:table-cell office:value-type="string" calcext:value-type="string">
            <text:p>Made from the finest German quality brewing</text:p>
            <text:p>barley. Due to our special caramelization process, a</text:p>
            <text:p>complete caramelization within the grain is achieved. This</text:p>
            <text:p>malt is perfect for amber to dark copper colored beers</text:p>
            <text:p>and intensifies the malt body.</text:p>
            <text:p>Sensory: pronounced caramel aroma with fine pastries</text:p>
            <text:p>Caramel malt for malt forward beer styles,</text:p>
            <text:p>typically for:</text:p>
            <text:p>• Amber Lager; Franconian Red Beer</text:p>
            <text:p>• Dark Lager; Munich Dunkel, International Dark Lager</text:p>
            <text:p>• Pale Ale; American Pale Ale</text:p>
            <text:p>• Amber Ale; Altbier, Scottish Light, Heavy and Export,</text:p>
            <text:p>California Common, Kentucky Common, English Pale</text:p>
            <text:p>Mild Ale</text:p>
            <text:p>• Brown Ale; English Dark Mild Ale</text:p>
            <text:p>• Wheat beer; Bernsteinfarbenes Weissbier,</text:p>
            <text:p>Fruit Lambic, Dunkles Weissbier</text:p>
            <text:p>Recommended addition: up to 10%</text:p>
            <text:p>Enzyme activity: none</text:p>
            <text:p>Color: 80 – 100 EBC | 30.6 – 38.2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MUNICH®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MUNICH_R-TYPE-2.pdf</text:p>
          </table:table-cell>
          <table:table-cell office:value-type="string" calcext:value-type="string">
            <text:p>Made from the finest German quality brewing bar-</text:p>
            <text:p>ley. Due to our special caramelization process, a</text:p>
            <text:p>complete caramelization within the grain is achieved. This</text:p>
            <text:p>malt is perfect for amber to dark copper colored beers</text:p>
            <text:p>and intensifies the malt body.</text:p>
            <text:p>Sensory: pronounced caramel aroma with pastry notes</text:p>
            <text:p>Caramel malt for malt forward beer styles,</text:p>
            <text:p>typically for:</text:p>
            <text:p>• Pale Lager; Festival beer</text:p>
            <text:p>• Amber Lager; Maerzen, Smoked beer, Kellerbier,</text:p>
            <text:p>Bamberger Maerzen, Rauchbier</text:p>
            <text:p>• Dark Lager; Schwarzbier</text:p>
            <text:p>• Bock; Helles Bock, Dark Bock, Ice Bock, Weizenbock</text:p>
            <text:p>• Amber Ale; English Pale Mild Ale</text:p>
            <text:p>• Brown Ale; English Dark Mild Ale</text:p>
            <text:p>• IPA; Brown IPA</text:p>
            <text:p>• Strong Ale; British Strong Ale, Imperial Red Ale</text:p>
            <text:p>• Stout; Irish Stout, Oatmeal Stout,</text:p>
            <text:p>Russian Imperial Stout</text:p>
            <text:p>• Porter; Coconut Porter, Chocolate Porter, Brown</text:p>
            <text:p>Porter, Robust Porter, Smoked Porter, Imperial Porter</text:p>
            <text:p>Recommended addition: up to 10%</text:p>
            <text:p>Enzyme activity: none</text:p>
            <text:p>Color: 110 – 130 EBC | 41.9 – 49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MUNICH® TYPE 3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MUNICH_R-TYPE-3.pdf</text:p>
          </table:table-cell>
          <table:table-cell office:value-type="string" calcext:value-type="string">
            <text:p>Made from the finest German quality brewing</text:p>
            <text:p>barley. Due to our special caramelization process,</text:p>
            <text:p>a complete caramelization within the grain is achieved.</text:p>
            <text:p>This malt is perfect for amber to dark copper colored</text:p>
            <text:p>beers and intensifies the malt body.</text:p>
            <text:p>Sensory: pronounced caramel aroma with</text:p>
            <text:p>clear pastry notes</text:p>
            <text:p>Caramel malt for malt-forward beer styles,</text:p>
            <text:p>typically for:</text:p>
            <text:p>• Amber Ale; Ordinary Bitter, English Pale Mild Ale,</text:p>
            <text:p>Extra Special Bitter</text:p>
            <text:p>• Brown Ale; Dark Mild, British Brown Ale,</text:p>
            <text:p>American Brown Ale</text:p>
            <text:p>• Porter; English Porter, Brown Porter, Robust Porter</text:p>
            <text:p>• Stout; Irish Stout, Russian Imperial Stout</text:p>
            <text:p>• Strong Ale; Old Ale, Scotch Ale, Barley Wine,</text:p>
            <text:p>Imperial Red Ale</text:p>
            <text:p>Recommended addition: up to 10%</text:p>
            <text:p>Enzyme activity: none</text:p>
            <text:p>Color: 140 – 160 EBC | 53.2 – 60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RYE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RYE_R.pdf</text:p>
          </table:table-cell>
          <table:table-cell office:value-type="string" calcext:value-type="string">
            <text:p>CARAMEL MALTS</text:p>
            <text:p>WEYERMANN® MALT AROMA WHEEL® WORT</text:p>
            <text:p>WEYERMANN® SPECIALTY MALTS | BREWERY</text:p>
            <text:p>www.weyermannmalt.com</text:p>
            <text:p>Crop 2022WEYERMANN® CARARYE®</text:p>
            <text:p>Made from the finest German quality rye. Due to the</text:p>
            <text:p>special caramelization process, an intense and</text:p>
            <text:p>complex aroma profile is created within this malt.</text:p>
            <text:p>Sensory: intense aroma of bread, coffee, dark chocolate</text:p>
            <text:p>and dried fruit. Creates a velvety-soft mouthfeel.</text:p>
            <text:p>Caramel malt for malt-forward, top-fermented</text:p>
            <text:p>beer specialties, typically for:</text:p>
            <text:p>• IPA; Rye IPA, Juicy IPA, Hazy IPA, NEIPA</text:p>
            <text:p>• Rye Beer; German Rye Beer, Roggenbier, Sathi</text:p>
            <text:p>• Stout; Russian Imperial Stout</text:p>
            <text:p>• Multigrain Beer</text:p>
            <text:p>• Kwass</text:p>
            <text:p>Recommended addition: up to 15%</text:p>
            <text:p>Enzyme activity: none</text:p>
            <text:p>Color: 150 – 200 EBC | 57.0 – 75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BOHEMIAN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BOHEMIAN_R.pdf</text:p>
          </table:table-cell>
          <table:table-cell office:value-type="string" calcext:value-type="string">
            <text:p>Made from the finest Bohemian quality brewing</text:p>
            <text:p>barley. By intensifying the caramelization process,</text:p>
            <text:p>an increase in the malt color and the dark caramel notes</text:p>
            <text:p>is achieved in this malt.</text:p>
            <text:p>Sensory: Bread, caramel and toffee notes</text:p>
            <text:p>Caramel malt for malt-forward and color accented</text:p>
            <text:p>beer styles, typically for:</text:p>
            <text:p>• Pilsener; Bohemian Pilsener</text:p>
            <text:p>• Amber Lager; Czech Amber Lager</text:p>
            <text:p>• Dark Lager; Czech Dark Lager</text:p>
            <text:p>• Strong Lager; Bock</text:p>
            <text:p>• IPA; Brown IPA</text:p>
            <text:p>• Porter; English Porter</text:p>
            <text:p>• Stout; Foreign Extra Stout</text:p>
            <text:p>• Strong Ale; Old Ale, American Strong Ale, Barley wine</text:p>
            <text:p>Recommended addition: up to 15%</text:p>
            <text:p>Enzyme activity: none</text:p>
            <text:p>Color: 170 – 220 EBC | 64.5 – 83.4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AROMA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AROMA_R.pdf</text:p>
          </table:table-cell>
          <table:table-cell office:value-type="string" calcext:value-type="string">
            <text:p>Made from the finest German quality brewing barley.</text:p>
            <text:p>Due to our special malting process, this malt has</text:p>
            <text:p>an unique and distinct aroma. It is characterized by the</text:p>
            <text:p>greatest possible aroma complexity and serves to</text:p>
            <text:p>intensify and to stabilize beer flavor and taste. The beer</text:p>
            <text:p>color is well rounded and receives a reddish shine.</text:p>
            <text:p>Sensory: first nuances of roasted aromas, notes of</text:p>
            <text:p>roasted nuts, dark caramel and dried fruit.</text:p>
            <text:p>Caramel malt for malt-forward and dark beer styles,</text:p>
            <text:p>typically for:</text:p>
            <text:p>• Lager Beer; Dark Lager</text:p>
            <text:p>• IPA; Brown IPA</text:p>
            <text:p>• Amber Ale; Scottish Light, Heavy and Export,</text:p>
            <text:p>American Red Ale, Biére de Garde, Red Ale</text:p>
            <text:p>• Brown Ale; Dark Mild, British Brown Ale,</text:p>
            <text:p>American Brown Ale, English Dark Mild Ale</text:p>
            <text:p>• Porter; English Porter, Brown Porter, Robust Porter,</text:p>
            <text:p>Coconut Porter, Smoked Porter, American Porter,</text:p>
            <text:p>Imperial Porter</text:p>
            <text:p>• Stout; Oatmeal Stout, American Stout,</text:p>
            <text:p>Russian Imperial Stout</text:p>
            <text:p>• Strong Ale; Old Ale, American Strong Ale, Barley Wine</text:p>
            <text:p>Recommended addition: up to 15%</text:p>
            <text:p>Enzyme activity: none</text:p>
            <text:p>Color: 350 – 450 EBC | 132.4 – 170.1 Lovibond</text:p>
            <text:p>Shipping units: 25-kg/55-lb bag, BigBag, 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ERACLEA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ERACLEA-PILSNER-MALT.pdf</text:p>
          </table:table-cell>
          <table:table-cell office:value-type="string" calcext:value-type="string">
            <text:p>TERROIR AND HEIRLOOM MALTS</text:p>
            <text:p>WEYERMANN® MALT AROMA WHEEL® WORT</text:p>
            <text:p>WEYERMANN® SPECIALTY MALTS | BREWERY</text:p>
            <text:p>www.weyermannmalt.com</text:p>
            <text:p>Crop 2022Made from the finest two-row Italian Adriatic Coastal</text:p>
            <text:p>barley, cultivated in the region around the city of</text:p>
            <text:p>Eraclea, close to Venice. This aromatic malt provides the</text:p>
            <text:p>perfect base for crisp, aromatic and Mediterranean beers.</text:p>
            <text:p>The malt is characterized by good processability, good</text:p>
            <text:p>yield as well as excellent foam values.</text:p>
            <text:p>Sensory: malty-sweet with light honey notes.</text:p>
            <text:p>Terroir malt for crisp tasting beer styles, typically for:</text:p>
            <text:p>• Pale Lager; Mediterranean Style Lager, Mediterranean</text:p>
            <text:p>Style Pilsener, Italian Lager, American Lager</text:p>
            <text:p>• Pilsener; German Pilsener, Pre-Prohibition Lager</text:p>
            <text:p>• Italian Beer Styles; Italian Grape Ale</text:p>
            <text:p>Recommended addition: up to 100% possible</text:p>
            <text:p>Enzyme activity: high</text:p>
            <text:p>Color: 2.5 – 5.5 EBC | 1.4 – 2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RKE®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RKE_R-PILSNER-MALT.pdf</text:p>
          </table:table-cell>
          <table:table-cell office:value-type="string" calcext:value-type="string">
            <text:p>Made from the finest German two-row historical sum-</text:p>
            <text:p>mer brewing barley Barke®. The long-loved cha-</text:p>
            <text:p>racteristic malt aroma of Barke® is the perfect base for</text:p>
            <text:p>intensly flavourful bright lager beers. This results in</text:p>
            <text:p>an excellent body and a pronounced full-bodiedness.</text:p>
            <text:p>Sensory: pronounced malt aromas with underlying toffee</text:p>
            <text:p>notes; pleasant, soft mouthfeel</text:p>
            <text:p>Heirloom malt for malt-forward beer styles,</text:p>
            <text:p>typically for:</text:p>
            <text:p>• Pale Lager; American (Light) Lager, Munich Helles,</text:p>
            <text:p>Festbier, German Leichtbier, Dortmunder Export, Keller-</text:p>
            <text:p>bier (Pale Kellerbier), India Pale Lager</text:p>
            <text:p>• Pilsener; German Pilsener, American Pilsener</text:p>
            <text:p>• Amber Lager; Franconian Red Beer</text:p>
            <text:p>• Strong Lager; Imperial Pilsener</text:p>
            <text:p>• Bock; Light Bock, Dark Bock, Light Doppelbock</text:p>
            <text:p>• Pale Ale; British Mild, Belgian Blond Ale, Trappist Sing-</text:p>
            <text:p>le, Session Pale Ale, English Summer Ale</text:p>
            <text:p>• IPA; Session IPA</text:p>
            <text:p>• Amber Ale; Scottish Light, Heavy and Export</text:p>
            <text:p>• Strong Ale; British Strong Ale</text:p>
            <text:p>• Wheat Beer; Gose</text:p>
            <text:p>Recommended addition: up to 100%</text:p>
            <text:p>Enzyme activity: high</text:p>
            <text:p>Color: 2,5 – 4,5 EBC | 1.4 – 2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RKE® VIENNA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7.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RKE_R-VIENNA-MALT.pdf</text:p>
          </table:table-cell>
          <table:table-cell office:value-type="string" calcext:value-type="string">
            <text:p>Made from the finest German two-row historic</text:p>
            <text:p>summer brewing barley Barke®. The long-loved</text:p>
            <text:p>characteristic malt aroma of Barke® is the perfect base</text:p>
            <text:p>for intensly flavourful bright lager beers. This malt brings</text:p>
            <text:p>gold-colored hues to the beer and promotes full-bodied-</text:p>
            <text:p>ness.</text:p>
            <text:p>Sensory: intense malt-sweet, light toffee, honey and nut</text:p>
            <text:p>notes; amused, soft mouthfeel</text:p>
            <text:p>Heirloom malt for malt aromatic beer styles,</text:p>
            <text:p>typically for:</text:p>
            <text:p>• Pale Lager; Festbier, Vienna Lager, India Pale Lager</text:p>
            <text:p>• Amber Lager; Franconian Rotbier, Bamberger Maer-</text:p>
            <text:p>zen, Rauchbier</text:p>
            <text:p>• Strong Lager; Imperial Pilsener</text:p>
            <text:p>• Bock; Helles Bock, Dark Bock, Double Bock</text:p>
            <text:p>• Wheat Beer; Dunkles Weizen, Weizenbock</text:p>
            <text:p>• Pale Ale; American Pale Ale</text:p>
            <text:p>• Amber Ale; Scottish Ale, Heavy and Export, Biére de</text:p>
            <text:p>Garde, English Pale Mild Ale, Extra Special Bitter</text:p>
            <text:p>• Brown Ale; English Dark Mild Ale</text:p>
            <text:p>• IPA; American IPA, Red IPA</text:p>
            <text:p>• Porter; Baltic Porter, Brown Porter, Robust Porter</text:p>
            <text:p>• Strong Ale; English Barley Wine, Imperial Red Ale</text:p>
            <text:p>Recommended addition: up to 100%</text:p>
            <text:p>Enzyme activity: high</text:p>
            <text:p>Color: 6.0 – 9.0 EBC | 2.7 – 3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RKE® MUNICH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19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RKE_R-MUNICH-MALT.pdf</text:p>
          </table:table-cell>
          <table:table-cell office:value-type="string" calcext:value-type="string">
            <text:p>Made from the finest two-row heirloom barley Barke®.</text:p>
            <text:p>The long-loved characteristic malt aroma of</text:p>
            <text:p>Barke® is the perfect base for intensly flavourful lager</text:p>
            <text:p>and ales. Suitable for aromatic dark beers of all styles,</text:p>
            <text:p>this malt helps to underline typical beer characteristics</text:p>
            <text:p>by amplifying the aroma.</text:p>
            <text:p>Sensory: pronounced malt aroma with notes of honey</text:p>
            <text:p>and pastries</text:p>
            <text:p>Heirloom malt for malt-forward, aromatic beer styles,</text:p>
            <text:p>typically for:</text:p>
            <text:p>• Pale Lager; India Pale Lager</text:p>
            <text:p>• Amber Lager; Kellerbier, Bamberger Maerzen Rauch-</text:p>
            <text:p>bier</text:p>
            <text:p>• Dark Lager; Munich Dunkel, Schwarzbier</text:p>
            <text:p>• Strong Lager; Imperial Pilsener</text:p>
            <text:p>• Bock; Dark Doppelbock</text:p>
            <text:p>• Wheat Beer; Dunkles Weissbier, Weizenbock, German</text:p>
            <text:p>Rye beer, Roggenbier</text:p>
            <text:p>• Amber Ale; Altbier, Biére de Garde, Extra Special Bitter</text:p>
            <text:p>• Pale Ale; Session Pale Ale</text:p>
            <text:p>• Strong Ale; Imperial Red Ale</text:p>
            <text:p>• IPA; American IPA, Black IPA, Brown IPA, Session IPA</text:p>
            <text:p>• Porter; Baltic Porter, Robust Porter</text:p>
            <text:p>• Stout; Russian Imperial Stout</text:p>
            <text:p>Recommended addition: up to 100%</text:p>
            <text:p>Enzyme activity: medium</text:p>
            <text:p>Color: 17.0 – 22.0 EBC | 6.9 – 8.7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ISARIA 1924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ISARIA-1924_R.pdf</text:p>
          </table:table-cell>
          <table:table-cell office:value-type="string" calcext:value-type="string">
            <text:p>Made from the oldest German malting barley variety</text:p>
            <text:p>Isaria, which was officially approved for the beer</text:p>
            <text:p>production in 1924. Brewers used Isaria to brew traditio-</text:p>
            <text:p>nal, unfiltered and flavorful traditional German Lagers.</text:p>
            <text:p>Sensory: malty-sweet taste and soft biscuit like aroma;</text:p>
            <text:p>soft mouthfeel</text:p>
            <text:p>Heirloom malt for traditional German beer styles,</text:p>
            <text:p>typically for:</text:p>
            <text:p>• Pale Lager; Zoigl, Franconian Landbier</text:p>
            <text:p>• Amber Lager; Kellerbier, Märzen, Festbier</text:p>
            <text:p>• Dark Lager; Munich Dunkel</text:p>
            <text:p>• Bock; Pale Bock, Dark Bock</text:p>
            <text:p>Recommended addition: up to 100% possible</text:p>
            <text:p>Enzyme activity: medium</text:p>
            <text:p>Color: 7.0 – 9.0 EBC | 3.1 – 3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OHEMIAN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OHEMIAN-PILSNER-MALT.pdf</text:p>
          </table:table-cell>
          <table:table-cell office:value-type="string" calcext:value-type="string">
            <text:p>Made from the finest Bohemian quality brewing barley</text:p>
            <text:p>(barley varieties Bojos and Malz), this Pilsner malt is</text:p>
            <text:p>characterized by the typical sententious core notes of the</text:p>
            <text:p>original barley varieties.</text:p>
            <text:p>Sensory: nutty malt aroma, malty-sweet</text:p>
            <text:p>Terroir malt for Bohemian beer styles, typically for:</text:p>
            <text:p>• Pale Lager; Czech Pale Lager</text:p>
            <text:p>• Pilsener; Bohemian Pilsener</text:p>
            <text:p>• Amber Lager; Czech Amber Lager</text:p>
            <text:p>• Dark Lager; Czech Dark Lager</text:p>
            <text:p>• Bock; Bohemian Bock</text:p>
            <text:p>• Pale Ale; Saison</text:p>
            <text:p>• Strong Ale; Wheat Wine</text:p>
            <text:p>• Wheat Beer; Gose</text:p>
            <text:p>Recommended addition: up to 100%</text:p>
            <text:p>Enzyme activity: high</text:p>
            <text:p>Color: 3.0 – 5.0 EBC | 1.6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FLOOR-MALTED BOHEMIAN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FLOOR-MALTED-BOHEMIAN-PILSNER-MALT.pdf</text:p>
          </table:table-cell>
          <table:table-cell office:value-type="string" calcext:value-type="string">
            <text:p>Made from the finest Bohemian quality brewing barley</text:p>
            <text:p>(barley varieties Bojos and Malz), this malt has been</text:p>
            <text:p>produced in Bohemia, according to the traditional floor</text:p>
            <text:p>malting process. This artisanal process gives the malt a</text:p>
            <text:p>special character and an extraordinary flavor intensity.</text:p>
            <text:p>Sensory: intense malt aroma with honey</text:p>
            <text:p>and biscuit notes</text:p>
            <text:p>Traditionally produced terroir malt for typical</text:p>
            <text:p>malt-forward, Bohemian beer styles, typically for:</text:p>
            <text:p>• Pale Lager; Czech Pale Lager</text:p>
            <text:p>• Pilsener; Bohemian Pilsener</text:p>
            <text:p>• Amber Lager; Czech Amber Lager</text:p>
            <text:p>• Dark Lager; Czech Dark Lager</text:p>
            <text:p>• Bock; Bohemian Bock</text:p>
            <text:p>• Pale Ale; Saison</text:p>
            <text:p>• Strong Ale; Wheat Wine</text:p>
            <text:p>• Wheat Beer</text:p>
            <text:p>• Historical Beer Style; Historical Gose,</text:p>
            <text:p>Lichtenhainer, Gruitbier</text:p>
            <text:p>Recommended addition: up to 100%</text:p>
            <text:p>Enzyme activity: high</text:p>
            <text:p>Color: 2.5 – 5.0 EBC | 1.4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FLOOR-MALTED BOHEMIAN DARK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FLOOR-MALTED-BOHEMIAN-DARK-MALT.pdf</text:p>
          </table:table-cell>
          <table:table-cell office:value-type="string" calcext:value-type="string">
            <text:p>Made from the finest Bohemian quality brewing barley</text:p>
            <text:p>(barley varieties Bojos and Malz), this malt has been</text:p>
            <text:p>produced in Bohemia, according to the traditional floor</text:p>
            <text:p>malting process. The artisanal process gives the malt a</text:p>
            <text:p>special character and an extraordinary flavor intensity.</text:p>
            <text:p>Sensory: Intense malt aroma with toffee and dark cara-</text:p>
            <text:p>mel notes; full body, pronounced malt sweetness</text:p>
            <text:p>Traditionally produced terroir malt for typical</text:p>
            <text:p>malt-emphasized, Bohemian beer styles, typically for:</text:p>
            <text:p>• Dark Lager; Czech Dark Lager</text:p>
            <text:p>• Bock; Bohemian Bock</text:p>
            <text:p>• Historical Beer Style; Gruitbier</text:p>
            <text:p>Recommended addition: up to 100%</text:p>
            <text:p>Enzyme activity: medium</text:p>
            <text:p>Color: 12.0 – 20.0 EBC | 5.0 – 8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FLOOR-MALTED BOHEMIAN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string" calcext:value-type="string">
            <text:p>4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FLOOR-MALTED-BOHEMIAN-WHEAT-MALT.pdf</text:p>
          </table:table-cell>
          <table:table-cell office:value-type="string" calcext:value-type="string">
            <text:p>Made from the finest Bohemian quality brewing wheat,</text:p>
            <text:p>this malt has been produced in Bohemia, according</text:p>
            <text:p>to the traditional floor malting process. This traditional</text:p>
            <text:p>and artisanal process gives the malt a special character</text:p>
            <text:p>and an extraordinary flavor intensity.</text:p>
            <text:p>Sensory: Intense wheat malt aroma and intense</text:p>
            <text:p>wheat malt taste, mild malt sweetness, velvety-creamy</text:p>
            <text:p>mouthfeel.</text:p>
            <text:p>Traditionally produced terroir malt for top-fermented</text:p>
            <text:p>beer specialties, typically for:</text:p>
            <text:p>• Pale Ale; Saison</text:p>
            <text:p>• IPA; White IPA</text:p>
            <text:p>• Strong Ale; Wheat Wine</text:p>
            <text:p>• Wheat Beer; Dunkles Weissbier,</text:p>
            <text:p>Weizenbock, Weissbier,</text:p>
            <text:p>• Historical Beer Style; Gose, Lichtenhainer, Sathi</text:p>
            <text:p>• Multigrain Beer; German Rye Beer, Roggenbier</text:p>
            <text:p>Recommended addition: up to 80%</text:p>
            <text:p>Enzyme activity: high</text:p>
            <text:p>Color: 3.0 – 5.5 EBC | 1.6 – 2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ABBEY MALT® (BISCUIT MALT)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Amber|Biscuit|Victor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ABBEY-MALT_R.pdf</text:p>
          </table:table-cell>
          <table:table-cell office:value-type="string" calcext:value-type="string">
            <text:p>Made from the finest European quality brewing barley.</text:p>
            <text:p>The special manufacturing process creates an extra</text:p>
            <text:p>crunchy malt with a complex aroma profile, which is used</text:p>
            <text:p>to intensify and stabilize the taste in beer. The beer color</text:p>
            <text:p>is enhanced and the malt adds copper-golden shine.</text:p>
            <text:p>Sensory: complex malt aroma with intense notes</text:p>
            <text:p>of biscuit and honey, nuts and chocolate</text:p>
            <text:p>Special kiln malt for particularly full-bodied beer</text:p>
            <text:p>styles, typically for:</text:p>
            <text:p>• Pale Ale; Belgian Pale Ale, Belgian Blond Ale, Season,</text:p>
            <text:p>Trappist Single</text:p>
            <text:p>• IPA; Belgian IPA</text:p>
            <text:p>• Amber Ale; Biére de Garde, Belgian Dubbel, Extra</text:p>
            <text:p>Special Bitter</text:p>
            <text:p>• Strong Ale; Belgian Golden Strong Ale, Belgian Tripel,</text:p>
            <text:p>Belgian Dark Strong Ale or Quadrupel, Barley wine</text:p>
            <text:p>• Sour Ale; Flanders Red Ale, Oud Bruin</text:p>
            <text:p>Recommended addition: up to 50%</text:p>
            <text:p>Enzyme activity: low</text:p>
            <text:p>Color: 40,0 – 50,0 EBC | 15.5 – 19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SPECIAL W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SPECIAL-W_R.pdf</text:p>
          </table:table-cell>
          <table:table-cell office:value-type="string" calcext:value-type="string">
            <text:p>Made from the finest German quality brewing barley.</text:p>
            <text:p>Our special caramelization process achieves a</text:p>
            <text:p>complete transformation within the grain. This dark brown</text:p>
            <text:p>malt offers the most complex aroma spectrum of all</text:p>
            <text:p>Weyermann® caramel malts.</text:p>
            <text:p>Sensory: notes of raisins, dark caramel,</text:p>
            <text:p>pronounced aromas of nuts, pastries and bread</text:p>
            <text:p>Special malt for dark, malt-forward beer styles,</text:p>
            <text:p>universally applicable, especially for:</text:p>
            <text:p>• Amber Lager</text:p>
            <text:p>• Dark Lager</text:p>
            <text:p>• Pale Ale; Saison</text:p>
            <text:p>• IPA; Brown IPA, Black Ale, Black IPA</text:p>
            <text:p>• Amber Ale; Belgian Dubbel</text:p>
            <text:p>• Brown Ale; Dark Mild, British Brown Ale,</text:p>
            <text:p>London Brown Ale</text:p>
            <text:p>• Strong Ale; British Strong Ale, Old Ale,</text:p>
            <text:p>English Barley Wine, Belgian Dark Strong Ale</text:p>
            <text:p>or Quadrupel, Imperial Red Ale</text:p>
            <text:p>• Porter; English Porter, American Porter,</text:p>
            <text:p>Brown Porter, Robust Porter, Imperial Porter</text:p>
            <text:p>• Stout; Oatmeal Stout, Foreign Extra Stout,</text:p>
            <text:p>American Stout, Russian Imperial Stout</text:p>
            <text:p>• Sour Ale; Flanders Red Ale, Oud Bruin</text:p>
            <text:p>• Wood &amp; Barrel aged beers</text:p>
            <text:p>Recommended addition: up to 30%</text:p>
            <text:p>Enzyme activity: none</text:p>
            <text:p>Color: 280 – 320 EBC | 106- 121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TYPE-1.pdf</text:p>
          </table:table-cell>
          <table:table-cell office:value-type="string" calcext:value-type="string">
            <text:p>Made from the finest quality brewing barley.</text:p>
            <text:p>Gently roasted, the CARAFA® series of malts is</text:p>
            <text:p>characterized by its high color intensity and unique</text:p>
            <text:p>roasting aromas.</text:p>
            <text:p>Sensory: finely roasted aromatic; coffee,</text:p>
            <text:p>cocoa and dark chocolate notes.</text:p>
            <text:p>Special malt for all dark beer styles, typically for:</text:p>
            <text:p>• Weissbier; Dunkel Weizen, Weizenbock</text:p>
            <text:p>• German Ale; Altbier</text:p>
            <text:p>• Brown Ale; British Brown Ale, American Brown Ale</text:p>
            <text:p>• Strong Ale; British Strong Ale</text:p>
            <text:p>• Porter; Pre-Prohibition Porter</text:p>
            <text:p>• Stout; Sweet Stout, Oatmeal Stout, Tropical Stout</text:p>
            <text:p>Recommended addition: up to 5%</text:p>
            <text:p>Enzyme activity: none</text:p>
            <text:p>Color: 800 – 1000 EBC | 302.1 – 377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TYPE-2.pdf</text:p>
          </table:table-cell>
          <table:table-cell office:value-type="string" calcext:value-type="string">
            <text:p>Made from the finest German quality brewing barley.</text:p>
            <text:p>Gently roasted, the CARAFA® series of malts is</text:p>
            <text:p>characterized by its high color intensity and unique</text:p>
            <text:p>roasting aromas.</text:p>
            <text:p>Sensory: roast aromatic; coffee,</text:p>
            <text:p>cocoa and dark chocolate notes</text:p>
            <text:p>Special malt for all dark beer styles, typically for:</text:p>
            <text:p>• Brown Ale; English Dark Mild Ale</text:p>
            <text:p>• Porter; English Porter</text:p>
            <text:p>• Stout; Irish Stout, Irish Extra Stout, American Stout</text:p>
            <text:p>Recommended addition: up to 5%</text:p>
            <text:p>Enzyme activity: none</text:p>
            <text:p>Color: 1050 – 1250 EBC | 415.2 – 45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TYPE 3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400" calcext:value-type="float">
            <text:p>14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TYPE-3.pdf</text:p>
          </table:table-cell>
          <table:table-cell office:value-type="string" calcext:value-type="string">
            <text:p>Made from the finest German quality brewing barley.</text:p>
            <text:p>Gently roasted, the CARAFA® series of malts is</text:p>
            <text:p>characterized by its high color intensity and unique</text:p>
            <text:p>roasting aromas.</text:p>
            <text:p>Sensory: intensely roasted aromatic; coffee,</text:p>
            <text:p>cocoa and dark chocolate notes</text:p>
            <text:p>Special malt for all dark beer styles, typically for:</text:p>
            <text:p>• Porter; American Porter</text:p>
            <text:p>• Stout; Irish Extra Stout, Foreign Extra Stout, Imperial</text:p>
            <text:p>Stout, Russian Imperial Stout</text:p>
            <text:p>• Altbier</text:p>
            <text:p>Recommended addition: up to 5%</text:p>
            <text:p>Enzyme activity: none</text:p>
            <text:p>Color: 1300 – 1500 EBC | 490.6 – 566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SPECIAL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SPECIAL-TYPE-1.pdf</text:p>
          </table:table-cell>
          <table:table-cell office:value-type="string" calcext:value-type="string">
            <text:p>Made from the finest German quality brewing barley.</text:p>
            <text:p>With our unique manufacturing process for our</text:p>
            <text:p>CARAFA® SPECIAL series, a large portion of the husk of</text:p>
            <text:p>the grain is removed. Together with an adapted roasting</text:p>
            <text:p>program, this results in the finest roasting aroma while</text:p>
            <text:p>minimizing the roasted bitterness.</text:p>
            <text:p>Sensory: finely roasted aromatic; Coffee,</text:p>
            <text:p>cocoa and dark chocolate notes</text:p>
            <text:p>Specialty malt for all dark beer styles, typically for:</text:p>
            <text:p>• Amber Lager; Vienna Lager, Smoked beer, Bamberger</text:p>
            <text:p>Maerzen Rauchbier</text:p>
            <text:p>• Dark Lager; International Dark Lager, Munich Dunkel</text:p>
            <text:p>• IPA; Black IPA, Brown IPA, Black Ale</text:p>
            <text:p>• Amber Ale; Altbier, Best Bitter, Strong Bitter, California</text:p>
            <text:p>and Kentucky Common</text:p>
            <text:p>• Brown Ale; Dark Mild</text:p>
            <text:p>• Porter; Pre-Prohibition Porter, Brown Porter, Coconut</text:p>
            <text:p>Porter</text:p>
            <text:p>• Stout; Sweet- Oatmeal- and Tropical- Stout</text:p>
            <text:p>• Strong Ale; English and American Barley wine, Imperial</text:p>
            <text:p>Red Ale</text:p>
            <text:p>• Sour Ale; Oud Bruin</text:p>
            <text:p>• Schwarzbier</text:p>
            <text:p>Recommended addition: up to 5%</text:p>
            <text:p>(for special formulations, e.g. Irish Stout, Russian Imperial</text:p>
            <text:p>Stout, higher addition up to 15%% possible)</text:p>
            <text:p>Enzyme activity: none</text:p>
            <text:p>Color: 800 – 1000 EBC | 302.1 – 377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SPECIAL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SPECIAL-TYPE-2.pdf</text:p>
          </table:table-cell>
          <table:table-cell office:value-type="string" calcext:value-type="string">
            <text:p>Made from the finest German quality brewing barley.</text:p>
            <text:p>With our unique manufacturing process for our</text:p>
            <text:p>CARAFA® SPECIAL series, a large portion of the husk of</text:p>
            <text:p>the grain is removed. Together with an adapted roasting</text:p>
            <text:p>program, this results in the finest roasting aroma while</text:p>
            <text:p>minimizing the roasted bitterness.</text:p>
            <text:p>Sensory: finely roasted aromatic; coffee,</text:p>
            <text:p>cocoa and dark chocolate notes</text:p>
            <text:p>Specialty malt for all dark beer styles, typically for</text:p>
            <text:p>• Dark Lager; Czech Dark Lager, Schwarzbier</text:p>
            <text:p>• Wheat beer; Dunkel Weizen, Weizenbock</text:p>
            <text:p>• Bock; Dark Doppelbock, Eisbock</text:p>
            <text:p>• Amber Ale; Extra Special Bitter</text:p>
            <text:p>• IPA; Black IPA, Black Ale</text:p>
            <text:p>• Porter; Baltic Porter</text:p>
            <text:p>• Stout; Irish Stout, Irish Extra Stout, American Stout</text:p>
            <text:p>• Strong Ale; Belgian Dark Strong Ale or Quadrupel</text:p>
            <text:p>• Malt Beverage (nonalcoholic malt beer)</text:p>
            <text:p>Recommended addition: up to 5%</text:p>
            <text:p>Can also be used for color correction in light beers with</text:p>
            <text:p>an addition up to 0.5%.</text:p>
            <text:p>For special recipes with intensive roasting aroma, e.g.</text:p>
            <text:p>Irish Stout, Russian Imperial Stout, higher amounts of up</text:p>
            <text:p>to 15%% is possible.</text:p>
            <text:p>Enzyme activity: none</text:p>
            <text:p>Color: 1050– 1250 EBC | 415.2 – 45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SPECIAL TYPE 3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400" calcext:value-type="float">
            <text:p>14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SPECIAL-TYPE-3.pdf</text:p>
          </table:table-cell>
          <table:table-cell office:value-type="string" calcext:value-type="string">
            <text:p>Made from the finest German quality brewing barley.</text:p>
            <text:p>With our unique manufacturing process for our</text:p>
            <text:p>CARAFA® SPECIAL series, a large portion of the husk of</text:p>
            <text:p>the grain is removed. Together with an adapted roasting</text:p>
            <text:p>program, this results in the finest roasting aroma while</text:p>
            <text:p>minimizing the roasted bitterness.</text:p>
            <text:p>Sensory: finely roasted aromatic; coffee,</text:p>
            <text:p>cocoa and dark chocolate notes.</text:p>
            <text:p>Specialty malt for all dark beer styles,</text:p>
            <text:p>especially typical for</text:p>
            <text:p>• German Dark Lager like Schwarzbier</text:p>
            <text:p>• IPA such as Black IPA, Black Ale</text:p>
            <text:p>• Porter like American Porter, Robust Porter, Imperial</text:p>
            <text:p>Porter, Smoked Porter</text:p>
            <text:p>• Stout like Irish Extra Stout, Foreign Extra Stout, Impe-</text:p>
            <text:p>rial Stout</text:p>
            <text:p>Recommended addition: up to 5%</text:p>
            <text:p>Enzyme activity: none</text:p>
            <text:p>Color: 1300– 1500 EBC | 490.6 – 566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HOCOLATE RYE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550" calcext:value-type="float">
            <text:p>5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HOCOLATE-RYE-MALT.pdf</text:p>
          </table:table-cell>
          <table:table-cell office:value-type="string" calcext:value-type="string">
            <text:p>Made from the finest German quality rye. Our gentle</text:p>
            <text:p>roasting process gives this dark brown malt a fine</text:p>
            <text:p>yet pronounced roasted aroma.</text:p>
            <text:p>Sensory: mild coffee, chocolate,</text:p>
            <text:p>nut, nougat and bread notes</text:p>
            <text:p>Special malt for top-fermented, dark beer styles,</text:p>
            <text:p>typical for:</text:p>
            <text:p>• Multigrain Beer</text:p>
            <text:p>• Rye Beers; Black Rye PA</text:p>
            <text:p>• Kwass</text:p>
            <text:p>• Historic Beer; Sathi</text:p>
            <text:p>• Stout; Russian Imperial Stout</text:p>
            <text:p>• Porter; Chocolate Porter</text:p>
            <text:p>Recommended addition: up to 5%</text:p>
            <text:p>(possible for special formulations of higher use)</text:p>
            <text:p>Color: 400 – 700 EBC | 151.3 – 264.4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ROASTED BARLEY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Orge rôtie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ROASTED-BARLEY.pdf</text:p>
          </table:table-cell>
          <table:table-cell office:value-type="string" calcext:value-type="string">
            <text:p>Made from the finest German quality brewing barley.</text:p>
            <text:p>The roasted barley is characterized by intense colo-</text:p>
            <text:p>ring power and the most intense roasting aroma.</text:p>
            <text:p>Sensory: typical, intense roasting with coffee notes</text:p>
            <text:p>Roasted barley for special, dark beer styles,</text:p>
            <text:p>typically for:</text:p>
            <text:p>• Amber Ale; Scottish Light, Heavy and Export,</text:p>
            <text:p>Irish Red Ale</text:p>
            <text:p>• Porter; American Porter, Baltic Porter,</text:p>
            <text:p>Robust Porter, Imperial Porter</text:p>
            <text:p>• Stout; Irish Stout, Irish Extra Stout, Sweet Stout,</text:p>
            <text:p>Tropical Stout, Imperial Stout, Russian Imperial Stout</text:p>
            <text:p>Recommended addition: up to 5%</text:p>
            <text:p>(for special beer recipes a higher usage is possible)</text:p>
            <text:p>Enzyme activity: none</text:p>
            <text:p>Color: 1000 – 1300 EBC | 377.5 – 490.6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DIASTATIC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DIASTATIC-WHEAT-MALT.pdf</text:p>
          </table:table-cell>
          <table:table-cell office:value-type="string" calcext:value-type="string">
            <text:p>Made from the finest German quality wheat. It is</text:p>
            <text:p>characterized by its high enzyme potential.</text:p>
            <text:p>Especially suitable for beers with a targeted high degree</text:p>
            <text:p>of final attenuation or for beers with un-malted grain or</text:p>
            <text:p>high specialty malt-proportion to enhance overall enzyme</text:p>
            <text:p>content.</text:p>
            <text:p>Sensory: malty-sweet</text:p>
            <text:p>Use</text:p>
            <text:p>• Weissbier</text:p>
            <text:p>• Koelsch-style beer</text:p>
            <text:p>• Ale</text:p>
            <text:p>• IPA; Brut IPA, Session Brut IPA</text:p>
            <text:p>• Special Beers;</text:p>
            <text:p>(i.e. addition to adjunct beer, multigrain beer)</text:p>
            <text:p>• American light lager</text:p>
            <text:p>Recommended addition: up to 50%</text:p>
            <text:p>Enzyme activity: very high</text:p>
            <text:p>Color: 3.0 – 5.0 EBC | 1.6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SPEL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Épeautr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SPELT-MALT.pdf</text:p>
          </table:table-cell>
          <table:table-cell office:value-type="string" calcext:value-type="string">
            <text:p>Made from the finest German quality spelt.</text:p>
            <text:p>Sensory: Typical malty-sweet with light nut notes</text:p>
            <text:p>Spelt malt for top-fermented beer styles,</text:p>
            <text:p>typically for</text:p>
            <text:p>• Special beer</text:p>
            <text:p>• Top-fermented beer</text:p>
            <text:p>• Spelt beer</text:p>
            <text:p>• Multi-grain beer</text:p>
            <text:p>Recommended addition: up to 60%</text:p>
            <text:p>Enzyme activity: high</text:p>
            <text:p>Color: 3.0 – 7.0 EBC | 1.6 – 3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PILSNER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PILSNER.pdf</text:p>
          </table:table-cell>
          <table:table-cell office:value-type="string" calcext:value-type="string">
            <text:p>Weyermann® Bavarian Pilsner is an unhopped malt</text:p>
            <text:p>extract with approx. 75% extract, a golden-brown</text:p>
            <text:p>color and a fine, sweet malt aroma.</text:p>
            <text:p>Weyermann® malt extract Bavarian Pilsner is made from</text:p>
            <text:p>high-quality Weyermann® Pilsner malt and Weyermann®</text:p>
            <text:p>CARAPILS®. For the production, a traditional mash pre-</text:p>
            <text:p>paration and wort boiling is carried out according to the</text:p>
            <text:p>beer type. The authentic beer wort produced in this way</text:p>
            <text:p>is clarified before evaporation by means of a high-</text:p>
            <text:p>performance centrifuge. After evaporation, an aseptic</text:p>
            <text:p>hot filling takes place in container sizes from 4 kg to</text:p>
            <text:p>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typical original gravity wort, the</text:p>
            <text:p>Weyermann® Bavarian Pilsner malt extract corresponds</text:p>
            <text:p>to a traditional German Pilsner in taste and visual appea-</text:p>
            <text:p>rance.</text:p>
            <text:p>Through the individual selection of hops, yeast and</text:p>
            <text:p>fermentation adapted to the beer type, various beer</text:p>
            <text:p>styles can be brewed, such as:</text:p>
            <text:p>• Pale Lagers; American (Light) Lager,</text:p>
            <text:p>International Pale Lager, Munich Helles,</text:p>
            <text:p>Festbier, German Leichtbier, Kellerbier</text:p>
            <text:p>(Pale Kellerbier), India Pale Lager</text:p>
            <text:p>• Pilsener; German Pilsener, American Pilsener,</text:p>
            <text:p>Czech Pilsener</text:p>
            <text:p>• Strong Lager; Imperial Pilsener</text:p>
            <text:p>• Bock; Helles Bock, Helles Doppelbock</text:p>
            <text:p>• Pale Ale; Summer Ale</text:p>
            <text:p>• IPA; American IPA, Juicy IPA, Hazy IPA,</text:p>
            <text:p>NEIPA, Double IPA</text:p>
            <text:p>• Strong Ale; Belgian Golden Strong Ale</text:p>
            <text:p>For Krausen dosage prior to secondary fermentation or</text:p>
            <text:p>for bottle fermentation very well suited.</text:p>
            <text:p>Also well suited for original gravity correction at the end</text:p>
            <text:p>of wort boiling.</text:p>
            <text:p>All Weyermann® malt extracts can be combined with</text:p>
            <text:p>each other, as well as with Weyermann® Sinamar®, for</text:p>
            <text:p>more individual recipe creations.</text:p>
            <text:p>Color in 13% wort: 10,0 – 20,0 EBC | 4.2 – 8.0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  <text:p/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HEFEWEIZEN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string" calcext:value-type="string">
            <text:p>27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HEFEWEIZEN.pdf</text:p>
          </table:table-cell>
          <table:table-cell office:value-type="string" calcext:value-type="string">
            <text:p>Weyermann® Bavarian Hefeweizen is an unhopped</text:p>
            <text:p>malt extract with approx. 75% extract, a golden-</text:p>
            <text:p>brown color and a fine, sweet malt aroma.</text:p>
            <text:p>Weyermann® Bavarian Hefeweizen is made from</text:p>
            <text:p>high-quality Weyermann® Wheat malt Pale, Weyermann®</text:p>
            <text:p>Pilsner malt and Weyermann® CARAHELL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</text:p>
            <text:p>of dilution with brewing water. Weyermann® dilution</text:p>
            <text:p>guide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Bavarian Hefeweizen malt extract corresponds to a</text:p>
            <text:p>traditional German wheat beer in taste and visual</text:p>
            <text:p>appearance.</text:p>
            <text:p>Through the individual selection of hops, yeast and</text:p>
            <text:p>fermentation, adapted to the beer type, various beer</text:p>
            <text:p>styles can be brewed, such as:</text:p>
            <text:p>• Wheat beer; American Wheat Beer, Leichtes Weizen,</text:p>
            <text:p>Weissbier, Hefeweizen, Kristall Weizen,</text:p>
            <text:p>Bernsteinfarbenes Weizen, Dunkel Weizen,</text:p>
            <text:p>Weizenbock, American Wheat Wine, Berliner</text:p>
            <text:p>Weisse, Lambic and Fruit Lambic, Gueuze, Witbier,</text:p>
            <text:p>Gose, Lichtenhainer, Sathi</text:p>
            <text:p>• Pale Ale; Koelsch-style, Blonde Ale, Summer Ale,</text:p>
            <text:p>German Rye Beer, Juicy Pale Ale, Hazy Pale Ale</text:p>
            <text:p>• IPA; White IPA, Juicy IPA, Hazy IPA, NEIPA</text:p>
            <text:p>• Strong Ale; Wheat Wine</text:p>
            <text:p>Very well suited for Krausen dosage prior to</text:p>
            <text:p>secondary fermentation or for bottle fermentation.</text:p>
            <text:p>Also, very well suited for original gravity correction</text:p>
            <text:p>at the end of wort boiling.</text:p>
            <text:p>All Weyermann® malt extracts can be combined</text:p>
            <text:p>with each other, as well as with. Weyermann® Sinamar®,</text:p>
            <text:p>for more individual recipe creations.</text:p>
            <text:p>Color in 13% wort:</text:p>
            <text:p>20.0 – 35.0 EBC | 8.0 – 13.6 Lovibond</text:p>
            <text:p>Shipping units: 4 kg, 10 kg, 28 kg</text:p>
            <text:p>Shelf life: When stored in a dry place within a tempera-</text:p>
            <text:p>ture range of 0°C to 30°C (32 °F - 86 °F),</text:p>
            <text:p>there is a minimum shelf life of 18 months if unopene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MAIBOCK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MAIBOCK.pdf</text:p>
          </table:table-cell>
          <table:table-cell office:value-type="string" calcext:value-type="string">
            <text:p>Weyermann® Bavarian Maibock is an unhopped</text:p>
            <text:p>malt extract with approx. 75% extract, a golden-</text:p>
            <text:p>brown color and a fine, sweet malt aroma.</text:p>
            <text:p>Weyermann® malt extract Bavarian Maibock is made</text:p>
            <text:p>from high-quality Weyermann® Vienna malt and a</text:p>
            <text:p>portion of Weyermann® CARAPILS® and Weyermann®</text:p>
            <text:p>CARARED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-</text:p>
            <text:p>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Maibock malt extract corresponds to a traditional Ger-</text:p>
            <text:p>man Maibock in taste and visual appearance.</text:p>
            <text:p>Through the individual selection of hops, yeast and</text:p>
            <text:p>fermentation, adapted to the beer type, various</text:p>
            <text:p>beer styles can be brewed, such as:</text:p>
            <text:p>• Bock; Dark Bock, Double Bock</text:p>
            <text:p>• Wheat Beer; Dunkel Weizen, Weizenbock</text:p>
            <text:p>• IPA; Red IPA</text:p>
            <text:p>• Amber Ale; Altbier</text:p>
            <text:p>• Strong Ale; American Barley Wine, Imperial Red Ale</text:p>
            <text:p>Very well suited for Krausen dosage prior to secondary</text:p>
            <text:p>fermentation or for bottle fermentation.</text:p>
            <text:p>Also, very well suited for original gravity correction at</text:p>
            <text:p>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Zugabe: Der gewünschte Stammwürzegehalt kann</text:p>
            <text:p>mittels Verdünnungstabelle mit Brauwasser eingestellt.</text:p>
            <text:p>Weyermann® Malzextrakte sind mit allen Hopfenproduk-</text:p>
            <text:p>ten kombinierbar. Die Dauer der Würzekochung richtet</text:p>
            <text:p>sich nach den eingesetzten Hopfenprodukten und der</text:p>
            <text:p>gewünschten Bitterkeit. Die Gärung und Lagerung</text:p>
            <text:p>erfolgt entsprechend dem Biertyp.</text:p>
            <text:p>Color in 13% wort:</text:p>
            <text:p>20.0 – 50.0 EBC | 8.0 – 19.3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MUNICH AMBER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AMBER.pdf</text:p>
          </table:table-cell>
          <table:table-cell office:value-type="string" calcext:value-type="string">
            <text:p>Weyermann® Munich Amber is an unhopped malt</text:p>
            <text:p>extract with approx. 75% extract, a golden-brown</text:p>
            <text:p>color and a fine, sweet malt aroma.</text:p>
            <text:p>Weyermann® Munich Amber is made of high-quality</text:p>
            <text:p>Weyermann® Munich malt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corresponding wort, the Weyermann®</text:p>
            <text:p>Munich Amber malt extract corresponds to a traditional</text:p>
            <text:p>German Maerzen be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Pale Lager; India Pale Lager</text:p>
            <text:p>• Amber Lager; International Amber Lager,</text:p>
            <text:p>Czech Amber Lager, Maerzen</text:p>
            <text:p>• Dark Lager; Brown Beer</text:p>
            <text:p>• Bock; Dark Double Bock</text:p>
            <text:p>• Pale Ale; Belgian Pale Ale</text:p>
            <text:p>• Amber Ale; Altbier</text:p>
            <text:p>• IPA; American IPA, Brown IPA</text:p>
            <text:p>Very well suited for Krausen dosage prior to secondary</text:p>
            <text:p>fermentation or for bottle fermentation.</text:p>
            <text:p>Also, very well suited for original gravity correction</text:p>
            <text:p>at 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Color in 13% wort:</text:p>
            <text:p>25.0 – 50.0 EBC | 9.9 – 19.3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MBERG RAUCH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MBERG-RAUCH.pdf</text:p>
          </table:table-cell>
          <table:table-cell office:value-type="string" calcext:value-type="string">
            <text:p>Weyermann® Bamberg Rauch is an unhopped malt</text:p>
            <text:p>extract with approx. 75% extract, deep brown</text:p>
            <text:p>color and a smoky (beech wood) aroma.</text:p>
            <text:p>Weyermann® malt extract Bamberg Rauch is made from</text:p>
            <text:p>high-quality Weyermann® beech smoked barley malt and</text:p>
            <text:p>a portion of Weyermann® CARAFA® Special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corresponding wort, the Weyermann®</text:p>
            <text:p>Bamberg Rauch malt extract corresponds to a traditional</text:p>
            <text:p>German Rauchbier (smoked beer) in taste and visual</text:p>
            <text:p>appearance.</text:p>
            <text:p>Through the individual selection of hops, yeast and</text:p>
            <text:p>fermentation, adapted to the beer type, various beer</text:p>
            <text:p>styles can be brewed, such as:</text:p>
            <text:p>• Smoked beer</text:p>
            <text:p>• Pale Lager with smoke</text:p>
            <text:p>• Amber Lager; Bamberger Rauchbier, Kellerbier,</text:p>
            <text:p>Bamberger Maerzen Rauchbier</text:p>
            <text:p>• Bock; Rauchbierbock</text:p>
            <text:p>• Wheat Beer; Weissbier, Dunkel Weizen, Weizenbock,</text:p>
            <text:p>Bamberg Wheat smoked beer, Lichtenhainer</text:p>
            <text:p>• Strong Ale; Old Ale, Wheat Wine</text:p>
            <text:p>• Porter; Smoked Porter</text:p>
            <text:p>• Specialty beer; Sathi, Gotlandsdricke,</text:p>
            <text:p>classic style smoked beer and specialty smoked beer</text:p>
            <text:p>Very well suited for Krausen dosage prior to secondary</text:p>
            <text:p>fermentation or for bottle fermentation.</text:p>
            <text:p>Also, very well suited for original gravity correction at</text:p>
            <text:p>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Color in 13% wort:</text:p>
            <text:p>30.0 – 90.0 EBC | 11.8 – 34.4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MUNICH OCTOBER BEER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OCTOBER-BEER.pdf</text:p>
          </table:table-cell>
          <table:table-cell office:value-type="string" calcext:value-type="string">
            <text:p>MALT EXTRACTS</text:p>
            <text:p>www.weyermannmalt.com</text:p>
            <text:p>WEYERMANN® SPECIALTY MALTS | BREWERYCrop 2022Parameter Minimum Maximum Unit</text:p>
            <text:p>Extract 72 79 GG%/BRIX°</text:p>
            <text:p>Specific weight (ME) 1.35 1.4 kg/l</text:p>
            <text:p>Wort color (13°P) 35 60 EBC</text:p>
            <text:p>Wort color (13°P) 13.6 23.1 Lovibond</text:p>
            <text:p>Weyermann® Munich October is an unhopped malt</text:p>
            <text:p>extract with approx. 75% extract, dark color and</text:p>
            <text:p>a fine, sweet malt aroma.</text:p>
            <text:p>Weyermann® Munich October Beer is made from</text:p>
            <text:p>high-quality Weyermann® Vienna malt, Weyermann®</text:p>
            <text:p>Melanoidin malt and Weyermann® CARAMUNICH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</text:p>
            <text:p>of dilution with brewing water. Weyermann® dilution</text:p>
            <text:p>guide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Munich October malt extract corresponds to a traditional</text:p>
            <text:p>German Festbi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Pale Lager; Festbier</text:p>
            <text:p>• Amber Lager; Maerzen, Kellerbier, Braunbier</text:p>
            <text:p>• Dark Lager; International Dark Lager, Munich Dunkel</text:p>
            <text:p>• Bock; Dark Bock, Double Bock</text:p>
            <text:p>• Pale Ale; Session Pale Ale</text:p>
            <text:p>• IPA; Red IPA, Session IPA</text:p>
            <text:p>• Amber Ale; Scottish Light, Irish Red Ale,</text:p>
            <text:p>Belgian Dubbel, Altbier</text:p>
            <text:p>• Strong Ale; English Barley Wine, American Strong Ale,</text:p>
            <text:p>American Barley Wine, Wheat Wine, Imperial Red Ale</text:p>
            <text:p>Very well suited for Krausen dosage prior to secondary</text:p>
            <text:p>fermentation or for bottle fermentation.</text:p>
            <text:p>Also, very well suited for original gravity correction at</text:p>
            <text:p>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Color in 13% wort:</text:p>
            <text:p>35.0 – 60.0 EBC | 13.6 – 23.1 Lovibond</text:p>
            <text:p>Shipping units: 4 kg, 10 kg, 28 kg</text:p>
            <text:p>Shelf life: When stored in a dry place within a t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VIENNA RED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VIENNA-RED.pdf</text:p>
          </table:table-cell>
          <table:table-cell office:value-type="string" calcext:value-type="string">
            <text:p>Weyermann® Vienna Red is an unhopped malt</text:p>
            <text:p>extract with approx. 75% extract, brown-reddish</text:p>
            <text:p>color and fine, sweet malt aroma.</text:p>
            <text:p>Weyermann® Vienna Red is made from high-quality</text:p>
            <text:p>Weyermann® Vienna malt, Weyermann® Pilsner malt</text:p>
            <text:p>and Weyermann® Melanoidin malt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</text:p>
            <text:p>guide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Vienna Red malt extract corresponds to a traditional</text:p>
            <text:p>Austrian Vienna Lag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Pale Lager; International Amber Lager,</text:p>
            <text:p>Czech Amber Lager, Festbier, Kellerbier,</text:p>
            <text:p>Dortmunder Export, India Pale Lager</text:p>
            <text:p>• Amber Lager; Vienna Lager, Scandinavian Red,</text:p>
            <text:p>Franconian Rotbier, Maerzen</text:p>
            <text:p>• Bock; Helles Bock, Dark Bock, Double Bock</text:p>
            <text:p>• Wheat Beer; Dunkel Weizen, Weizenbock</text:p>
            <text:p>• Pale Ale; Belgian Pale Ale</text:p>
            <text:p>• IPA; American IPA, Red IPA</text:p>
            <text:p>• Amber Ale; Biére de Garde, Altbier</text:p>
            <text:p>• Strong Ale; American Barley Wine, Imperial Red Ale</text:p>
            <text:p>• Sour Ale; Flanders Red Ale</text:p>
            <text:p>Very well suited for Krausen dosage prior to secondary</text:p>
            <text:p>fermentation or for bottle fermentation.</text:p>
            <text:p>Also, very well suited for original gravity correction at the</text:p>
            <text:p>end of wort boiling.</text:p>
            <text:p>All Weyermann® malt extracts can be combined with</text:p>
            <text:p>each other, as well as with Weyermann® Sinamar®, for</text:p>
            <text:p>more individual recipe creations.</text:p>
            <text:p>Colour in 13% wort:</text:p>
            <text:p>40.0 – 60.0 EBC | 15.5 – 23.1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DUNKEL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DUNKEL.pdf</text:p>
          </table:table-cell>
          <table:table-cell office:value-type="string" calcext:value-type="string">
            <text:p>MALT EXTRACTS</text:p>
            <text:p>www.weyermannmalt.com</text:p>
            <text:p>WEYERMANN® SPECIALTY MALTS | BREWERYCrop 2022Parameter Minimum Maximum Unit</text:p>
            <text:p>Extract 72 79 GG%/BRIX°</text:p>
            <text:p>Specific weight (ME) 1.35 1.4 kg/l</text:p>
            <text:p>Wort color (13°P) 65 85 EBC</text:p>
            <text:p>Wort color (13°P) 25 32.5 Lovibond</text:p>
            <text:p>Weyermann® Bavarian Dunkel is an unhopped malt</text:p>
            <text:p>extract with approx. 75% extract, dark brown color</text:p>
            <text:p>and a fine, sweet malt aroma.</text:p>
            <text:p>Weyermann® malt extract Bavarian Dunkel is made from</text:p>
            <text:p>high-quality Weyermann® Munich malt, Weyermann®</text:p>
            <text:p>Pilsner Malt and Weyermann® CARAMUNICH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corresponding wort, the Weyermann®</text:p>
            <text:p>Bavarian Dunkel malt extract corresponds to a traditional</text:p>
            <text:p>German Dark Lag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Dark Lager; Schwarzbier, Munich Dunkel</text:p>
            <text:p>• Bock; Dark Bock, Eisbock, Weizenbock</text:p>
            <text:p>• Brown Ale; English Dark Mild Ale</text:p>
            <text:p>• IPA; Brown IPA, Black IPA</text:p>
            <text:p>• Strong Ale; British Strong Ale</text:p>
            <text:p>• Porter; Coconut Porter, Chocolate Porter,</text:p>
            <text:p>Brown Porter, Robust Porter, Smoked Porter,</text:p>
            <text:p>Imperial Porter</text:p>
            <text:p>• Stout; Irish Stout, Oatmeal Stout, Oyster Stout,</text:p>
            <text:p>Russian Imperial Stout</text:p>
            <text:p>Very well suited for Krausen dosage prior to secondary</text:p>
            <text:p>fermentation or for bottle fermentation.</text:p>
            <text:p>Also, very well suited for original gravity correction at the</text:p>
            <text:p>end of wort boiling.</text:p>
            <text:p>All Weyermann® malt extracts can be combined with</text:p>
            <text:p>each other, as well as with Weyermann® Sinamar®, for</text:p>
            <text:p>more individual recipe creations.</text:p>
            <text:p>Color in 13% wort:</text:p>
            <text:p>65.0 – 85.0 EBC | 25.0 – 32.5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visibility="collapse">
          <table:table-cell table:number-columns-repeated="11"/>
        </table:table-row>
        <table:table-row table:style-name="ro2" table:visibility="collapse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phpMyAdmin 5.2.1-1.fc38</meta:initial-creator>
    <meta:creation-date>2023-07-26T11:49:44+00:00</meta:creation-date>
    <dc:date>2023-07-26T13:51:51.485289676</dc:date>
    <meta:editing-duration>PT1M45S</meta:editing-duration>
    <meta:editing-cycles>1</meta:editing-cycles>
    <meta:document-statistic meta:table-count="1" meta:cell-count="583" meta:object-count="0"/>
  </office:meta>
</office:document-meta>
</file>